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5.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údo das Aulas</text:p>
          </table:table-cell>
          <table:table-cell table:style-name="ce1" office:value-type="string" calcext:value-type="string">
            <text:p>Número de Aulas</text:p>
          </table:table-cell>
          <table:table-cell table:style-name="ce1" office:value-type="string" calcext:value-type="string">
            <text:p>DiaDaSemana</text:p>
          </table:table-cell>
          <table:table-cell table:number-columns-repeated="3"/>
          <table:table-cell table:formula="of:=[.B1]" office:value-type="string" office:string-value="Data" calcext:value-type="string">
            <text:p>Data</text:p>
          </table:table-cell>
          <table:table-cell table:formula="of:=[.C1]" office:value-type="string" office:string-value="Conteúdo das Aulas" calcext:value-type="string">
            <text:p>Conteúdo das Aulas</text:p>
          </table:table-cell>
        </table:table-row>
        <table:table-row table:style-name="ro2">
          <table:table-cell/>
          <table:table-cell table:style-name="ce2" office:value-type="string" calcext:value-type="string">
            <text:p>18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]&amp;&quot; - &quot;&amp;[.E2]" office:value-type="string" office:string-value="## 18/03/2025 - ter" calcext:value-type="string">
            <text:p>## 18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]&amp;&quot; - &quot;&amp;[.E3]" office:value-type="string" office:string-value="## 20/03/2025 - qui" calcext:value-type="string">
            <text:p>## 20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]&amp;&quot; - &quot;&amp;[.E4]" office:value-type="string" office:string-value="## 25/03/2025 - ter" calcext:value-type="string">
            <text:p>## 25/03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3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]&amp;&quot; - &quot;&amp;[.E5]" office:value-type="string" office:string-value="## 27/03/2025 - qui" calcext:value-type="string">
            <text:p>## 27/03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]&amp;&quot; - &quot;&amp;[.E6]" office:value-type="string" office:string-value="## 01/04/2025 - ter" calcext:value-type="string">
            <text:p>## 01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]&amp;&quot; - &quot;&amp;[.E7]" office:value-type="string" office:string-value="## 08/04/2025 - ter" calcext:value-type="string">
            <text:p>## 08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8]&amp;&quot; - &quot;&amp;[.E8]" office:value-type="string" office:string-value="## 10/04/2025 - qui" calcext:value-type="string">
            <text:p>## 10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9]&amp;&quot; - &quot;&amp;[.E9]" office:value-type="string" office:string-value="## 15/04/2025 - ter" calcext:value-type="string">
            <text:p>## 15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0]&amp;&quot; - &quot;&amp;[.E10]" office:value-type="string" office:string-value="## 17/04/2025 - qui" calcext:value-type="string">
            <text:p>## 17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1]&amp;&quot; - &quot;&amp;[.E11]" office:value-type="string" office:string-value="## 22/04/2025 - ter" calcext:value-type="string">
            <text:p>## 22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2]&amp;&quot; - &quot;&amp;[.E12]" office:value-type="string" office:string-value="## 24/04/2025 - qui" calcext:value-type="string">
            <text:p>## 24/04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4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3]&amp;&quot; - &quot;&amp;[.E13]" office:value-type="string" office:string-value="## 29/04/2025 - ter" calcext:value-type="string">
            <text:p>## 29/04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4]&amp;&quot; - &quot;&amp;[.E14]" office:value-type="string" office:string-value="## 06/05/2025 - ter" calcext:value-type="string">
            <text:p>## 06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5" office:value-type="string" calcext:value-type="string">
            <text:p>Av 1 bim</text:p>
          </table:table-cell>
          <table:table-cell table:style-name="ce2" office:value-type="string" calcext:value-type="string">
            <text:p>08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5]&amp;&quot; - &quot;&amp;[.E15]" office:value-type="string" office:string-value="## 08/05/2025 - qui" calcext:value-type="string">
            <text:p>## 08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6]&amp;&quot; - &quot;&amp;[.E16]" office:value-type="string" office:string-value="## 13/05/2025 - ter" calcext:value-type="string">
            <text:p>## 13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5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7]&amp;&quot; - &quot;&amp;[.E17]" office:value-type="string" office:string-value="## 15/05/2025 - qui" calcext:value-type="string">
            <text:p>## 15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0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18]&amp;&quot; - &quot;&amp;[.E18]" office:value-type="string" office:string-value="## 20/05/2025 - ter" calcext:value-type="string">
            <text:p>## 20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2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19]&amp;&quot; - &quot;&amp;[.E19]" office:value-type="string" office:string-value="## 22/05/2025 - qui" calcext:value-type="string">
            <text:p>## 22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0]&amp;&quot; - &quot;&amp;[.E20]" office:value-type="string" office:string-value="## 27/05/2025 - ter" calcext:value-type="string">
            <text:p>## 27/05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9/05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1]&amp;&quot; - &quot;&amp;[.E21]" office:value-type="string" office:string-value="## 29/05/2025 - qui" calcext:value-type="string">
            <text:p>## 29/05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3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2]&amp;&quot; - &quot;&amp;[.E22]" office:value-type="string" office:string-value="## 03/06/2025 - ter" calcext:value-type="string">
            <text:p>## 03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3]&amp;&quot; - &quot;&amp;[.E23]" office:value-type="string" office:string-value="## 05/06/2025 - qui" calcext:value-type="string">
            <text:p>## 05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4]&amp;&quot; - &quot;&amp;[.E24]" office:value-type="string" office:string-value="## 10/06/2025 - ter" calcext:value-type="string">
            <text:p>## 10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5]&amp;&quot; - &quot;&amp;[.E25]" office:value-type="string" office:string-value="## 12/06/2025 - qui" calcext:value-type="string">
            <text:p>## 12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7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6]&amp;&quot; - &quot;&amp;[.E26]" office:value-type="string" office:string-value="## 17/06/2025 - ter" calcext:value-type="string">
            <text:p>## 17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4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7]&amp;&quot; - &quot;&amp;[.E27]" office:value-type="string" office:string-value="## 24/06/2025 - ter" calcext:value-type="string">
            <text:p>## 24/06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6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28]&amp;&quot; - &quot;&amp;[.E28]" office:value-type="string" office:string-value="## 26/06/2025 - qui" calcext:value-type="string">
            <text:p>## 26/06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1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29]&amp;&quot; - &quot;&amp;[.E29]" office:value-type="string" office:string-value="## 01/07/2025 - ter" calcext:value-type="string">
            <text:p>## 01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5" office:value-type="string" calcext:value-type="string">
            <text:p>Av 2 bim</text:p>
          </table:table-cell>
          <table:table-cell table:style-name="ce2" office:value-type="string" calcext:value-type="string">
            <text:p>03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0]&amp;&quot; - &quot;&amp;[.E30]" office:value-type="string" office:string-value="## 03/07/2025 - qui" calcext:value-type="string">
            <text:p>## 03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8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1]&amp;&quot; - &quot;&amp;[.E31]" office:value-type="string" office:string-value="## 08/07/2025 - ter" calcext:value-type="string">
            <text:p>## 08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0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2]&amp;&quot; - &quot;&amp;[.E32]" office:value-type="string" office:string-value="## 10/07/2025 - qui" calcext:value-type="string">
            <text:p>## 10/07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style-name="ce6" office:value-type="string" calcext:value-type="string">
            <text:p>fechar semestre</text:p>
          </table:table-cell>
          <table:table-cell table:style-name="ce2" office:value-type="string" calcext:value-type="string">
            <text:p>15/07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3]&amp;&quot; - &quot;&amp;[.E33]" office:value-type="string" office:string-value="## 15/07/2025 - ter" calcext:value-type="string">
            <text:p>## 15/07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5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4]&amp;&quot; - &quot;&amp;[.E34]" office:value-type="string" office:string-value="## 05/08/2025 - ter" calcext:value-type="string">
            <text:p>## 05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5]&amp;&quot; - &quot;&amp;[.E35]" office:value-type="string" office:string-value="## 07/08/2025 - qui" calcext:value-type="string">
            <text:p>## 07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2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6]&amp;&quot; - &quot;&amp;[.E36]" office:value-type="string" office:string-value="## 12/08/2025 - ter" calcext:value-type="string">
            <text:p>## 12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7]&amp;&quot; - &quot;&amp;[.E37]" office:value-type="string" office:string-value="## 14/08/2025 - qui" calcext:value-type="string">
            <text:p>## 14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9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38]&amp;&quot; - &quot;&amp;[.E38]" office:value-type="string" office:string-value="## 19/08/2025 - ter" calcext:value-type="string">
            <text:p>## 19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39]&amp;&quot; - &quot;&amp;[.E39]" office:value-type="string" office:string-value="## 21/08/2025 - qui" calcext:value-type="string">
            <text:p>## 21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6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0]&amp;&quot; - &quot;&amp;[.E40]" office:value-type="string" office:string-value="## 26/08/2025 - ter" calcext:value-type="string">
            <text:p>## 26/08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8/08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1]&amp;&quot; - &quot;&amp;[.E41]" office:value-type="string" office:string-value="## 28/08/2025 - qui" calcext:value-type="string">
            <text:p>## 28/08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2]&amp;&quot; - &quot;&amp;[.E42]" office:value-type="string" office:string-value="## 02/09/2025 - ter" calcext:value-type="string">
            <text:p>## 02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3]&amp;&quot; - &quot;&amp;[.E43]" office:value-type="string" office:string-value="## 04/09/2025 - qui" calcext:value-type="string">
            <text:p>## 04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4]&amp;&quot; - &quot;&amp;[.E44]" office:value-type="string" office:string-value="## 09/09/2025 - ter" calcext:value-type="string">
            <text:p>## 09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5]&amp;&quot; - &quot;&amp;[.E45]" office:value-type="string" office:string-value="## 11/09/2025 - qui" calcext:value-type="string">
            <text:p>## 11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6]&amp;&quot; - &quot;&amp;[.E46]" office:value-type="string" office:string-value="## 16/09/2025 - ter" calcext:value-type="string">
            <text:p>## 16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7]&amp;&quot; - &quot;&amp;[.E47]" office:value-type="string" office:string-value="## 18/09/2025 - qui" calcext:value-type="string">
            <text:p>## 18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48]&amp;&quot; - &quot;&amp;[.E48]" office:value-type="string" office:string-value="## 23/09/2025 - ter" calcext:value-type="string">
            <text:p>## 23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49]&amp;&quot; - &quot;&amp;[.E49]" office:value-type="string" office:string-value="## 25/09/2025 - qui" calcext:value-type="string">
            <text:p>## 25/09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09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0]&amp;&quot; - &quot;&amp;[.E50]" office:value-type="string" office:string-value="## 30/09/2025 - ter" calcext:value-type="string">
            <text:p>## 30/09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1]&amp;&quot; - &quot;&amp;[.E51]" office:value-type="string" office:string-value="## 02/10/2025 - qui" calcext:value-type="string">
            <text:p>## 02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7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2]&amp;&quot; - &quot;&amp;[.E52]" office:value-type="string" office:string-value="## 07/10/2025 - ter" calcext:value-type="string">
            <text:p>## 07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3]&amp;&quot; - &quot;&amp;[.E53]" office:value-type="string" office:string-value="## 09/10/2025 - qui" calcext:value-type="string">
            <text:p>## 09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4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4]&amp;&quot; - &quot;&amp;[.E54]" office:value-type="string" office:string-value="## 14/10/2025 - ter" calcext:value-type="string">
            <text:p>## 14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5]&amp;&quot; - &quot;&amp;[.E55]" office:value-type="string" office:string-value="## 16/10/2025 - qui" calcext:value-type="string">
            <text:p>## 16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1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6]&amp;&quot; - &quot;&amp;[.E56]" office:value-type="string" office:string-value="## 21/10/2025 - ter" calcext:value-type="string">
            <text:p>## 21/10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3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7]&amp;&quot; - &quot;&amp;[.E57]" office:value-type="string" office:string-value="## 23/10/2025 - qui" calcext:value-type="string">
            <text:p>## 23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30/10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58]&amp;&quot; - &quot;&amp;[.E58]" office:value-type="string" office:string-value="## 30/10/2025 - qui" calcext:value-type="string">
            <text:p>## 30/10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59]&amp;&quot; - &quot;&amp;[.E59]" office:value-type="string" office:string-value="## 04/11/2025 - ter" calcext:value-type="string">
            <text:p>## 04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6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0]&amp;&quot; - &quot;&amp;[.E60]" office:value-type="string" office:string-value="## 06/11/2025 - qui" calcext:value-type="string">
            <text:p>## 06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1]&amp;&quot; - &quot;&amp;[.E61]" office:value-type="string" office:string-value="## 11/11/2025 - ter" calcext:value-type="string">
            <text:p>## 11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3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2]&amp;&quot; - &quot;&amp;[.E62]" office:value-type="string" office:string-value="## 13/11/2025 - qui" calcext:value-type="string">
            <text:p>## 13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3]&amp;&quot; - &quot;&amp;[.E63]" office:value-type="string" office:string-value="## 18/11/2025 - ter" calcext:value-type="string">
            <text:p>## 18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5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4]&amp;&quot; - &quot;&amp;[.E64]" office:value-type="string" office:string-value="## 25/11/2025 - ter" calcext:value-type="string">
            <text:p>## 25/11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27/11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5]&amp;&quot; - &quot;&amp;[.E65]" office:value-type="string" office:string-value="## 27/11/2025 - qui" calcext:value-type="string">
            <text:p>## 27/11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2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6]&amp;&quot; - &quot;&amp;[.E66]" office:value-type="string" office:string-value="## 02/12/2025 - ter" calcext:value-type="string">
            <text:p>## 02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4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7]&amp;&quot; - &quot;&amp;[.E67]" office:value-type="string" office:string-value="## 04/12/2025 - qui" calcext:value-type="string">
            <text:p>## 04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09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68]&amp;&quot; - &quot;&amp;[.E68]" office:value-type="string" office:string-value="## 09/12/2025 - ter" calcext:value-type="string">
            <text:p>## 09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1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69]&amp;&quot; - &quot;&amp;[.E69]" office:value-type="string" office:string-value="## 11/12/2025 - qui" calcext:value-type="string">
            <text:p>## 11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6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r</text:p>
          </table:table-cell>
          <table:table-cell table:number-columns-repeated="3"/>
          <table:table-cell table:formula="of:=&quot;## &quot;&amp;[.B70]&amp;&quot; - &quot;&amp;[.E70]" office:value-type="string" office:string-value="## 16/12/2025 - ter" calcext:value-type="string">
            <text:p>## 16/12/2025 - ter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/>
          <table:table-cell table:style-name="ce2" office:value-type="string" calcext:value-type="string">
            <text:p>18/12/2025</text:p>
          </table:table-cell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i</text:p>
          </table:table-cell>
          <table:table-cell table:number-columns-repeated="3"/>
          <table:table-cell table:formula="of:=&quot;## &quot;&amp;[.B71]&amp;&quot; - &quot;&amp;[.E71]" office:value-type="string" office:string-value="## 18/12/2025 - qui" calcext:value-type="string">
            <text:p>## 18/12/2025 - qui</text:p>
          </table:table-cell>
          <table:table-cell office:value-type="string" calcext:value-type="string">
            <text:p>---</text:p>
          </table:table-cell>
        </table:table-row>
        <table:table-row table:style-name="ro2">
          <table:table-cell table:number-columns-repeated="8"/>
          <table:table-cell table:formula="of:=&quot;## &quot;&amp;[.B72]&amp;&quot; - &quot;&amp;[.E7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3]&amp;&quot; - &quot;&amp;[.E7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4]&amp;&quot; - &quot;&amp;[.E7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5]&amp;&quot; - &quot;&amp;[.E7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6]&amp;&quot; - &quot;&amp;[.E7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7]&amp;&quot; - &quot;&amp;[.E7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8]&amp;&quot; - &quot;&amp;[.E7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79]&amp;&quot; - &quot;&amp;[.E7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0]&amp;&quot; - &quot;&amp;[.E80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1]&amp;&quot; - &quot;&amp;[.E81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2]&amp;&quot; - &quot;&amp;[.E82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3]&amp;&quot; - &quot;&amp;[.E83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4]&amp;&quot; - &quot;&amp;[.E84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5]&amp;&quot; - &quot;&amp;[.E85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6]&amp;&quot; - &quot;&amp;[.E86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7]&amp;&quot; - &quot;&amp;[.E87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8]&amp;&quot; - &quot;&amp;[.E88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89]&amp;&quot; - &quot;&amp;[.E89]" office:value-type="string" office:string-value="##  - " calcext:value-type="string">
            <text:p>## <text:s/>- </text:p>
          </table:table-cell>
          <table:table-cell/>
        </table:table-row>
        <table:table-row table:style-name="ro2">
          <table:table-cell table:number-columns-repeated="8"/>
          <table:table-cell table:formula="of:=&quot;## &quot;&amp;[.B90]&amp;&quot; - &quot;&amp;[.E90]" office:value-type="string" office:string-value="##  - " calcext:value-type="string">
            <text:p>## <text:s/>- </text:p>
          </table:table-cell>
          <table:table-cell/>
        </table:table-row>
        <table:table-row table:style-name="ro2" table:number-rows-repeated="10484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07:28.261364908</meta:creation-date>
    <dc:date>2025-05-27T06:22:12.140878248</dc:date>
    <meta:editing-duration>PT13M28S</meta:editing-duration>
    <meta:editing-cycles>2</meta:editing-cycles>
    <meta:generator>LibreOffice/7.3.7.2$Linux_X86_64 LibreOffice_project/30$Build-2</meta:generator>
    <meta:document-statistic meta:table-count="1" meta:cell-count="378" meta:object-count="0"/>
  </office:meta>
</office:document-meta>
</file>